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5fea" officeooo:paragraph-rsid="00055fea" style:font-weight-asian="bold" style:font-weight-complex="bold"/>
    </style:style>
    <style:style style:name="P2" style:family="paragraph" style:parent-style-name="Standard">
      <style:text-properties fo:font-weight="normal" officeooo:rsid="00055fea" officeooo:paragraph-rsid="00055fea" style:font-weight-asian="normal" style:font-weight-complex="normal"/>
    </style:style>
    <style:style style:name="P3" style:family="paragraph" style:parent-style-name="Standard">
      <style:text-properties officeooo:paragraph-rsid="00055fea"/>
    </style:style>
    <style:style style:name="T1" style:family="text">
      <style:text-properties officeooo:rsid="0005bf6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5fea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<text:span text:style-name="T1">2</text:span></text:p>
      <text:p text:style-name="P1"/>
      <text:p text:style-name="P1">Objective:</text:p>
      <text:p text:style-name="P2"><text:span text:style-name="T1">A</text:span>nswer the following research-based questions with explanations. </text:p>
      <text:p text:style-name="P2"/>
      <text:p text:style-name="P3"><text:span text:style-name="T3">1. </text:span><text:span text:style-name="T2">What is the purpose of the </text:span><text:span text:style-name="Strong_20_Emphasis"><text:span text:style-name="T2">TCP three-way handshake</text:span></text:span><text:span text:style-name="T2">, and what role do the </text:span><text:span text:style-name="Strong_20_Emphasis"><text:span text:style-name="T2">SYN, SYN-ACK, and ACK</text:span></text:span><text:span text:style-name="T2"> flags play in establishing a connection?</text:span></text:p>
      <text:p text:style-name="P2"/>
      <text:p text:style-name="P3"><text:span text:style-name="T3">2. </text:span><text:span text:style-name="T2">Explain the difference between </text:span><text:span text:style-name="Strong_20_Emphasis"><text:span text:style-name="T2">TCP and UDP</text:span></text:span><text:span text:style-name="T2">. Include one example of when UDP would be preferred over TCP.</text:span></text:p>
      <text:p text:style-name="P3"><text:span text:style-name="T2"/></text:p>
      <text:p text:style-name="P3"><text:span text:style-name="T3">3. </text:span><text:span text:style-name="T2">What is </text:span><text:span text:style-name="Strong_20_Emphasis"><text:span text:style-name="T2">subnetting</text:span></text:span><text:span text:style-name="T2">, and why is it important for both </text:span><text:span text:style-name="Strong_20_Emphasis"><text:span text:style-name="T2">network performance and security</text:span></text:span><text:span text:style-name="T2">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5:44:04.283692038</meta:creation-date>
    <dc:date>2026-01-20T16:26:18.235062634</dc:date>
    <meta:editing-duration>PT10M4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69" meta:character-count="419" meta:non-whitespace-character-count="355"/>
  </office:meta>
</office:document-meta>
</file>